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19">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Default" style:data-style-name="N0">
      <style:table-cell-properties style:vertical-align="automatic"/>
    </style:style>
    <style:style style:name="ce7"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8" style:family="table-cell" style:parent-style-name="Default" style:data-style-name="N37">
      <style:table-cell-properties style:vertical-align="automatic"/>
    </style:style>
    <style:style style:name="ce9" style:family="table-cell" style:parent-style-name="Default" style:data-style-name="N0">
      <style:table-cell-properties style:vertical-align="automatic"/>
      <style:text-properties fo:color="#0000FF" style:text-underline-style="solid" style:text-underline-type="single"/>
    </style:style>
    <style:style style:name="ce10" style:family="table-cell" style:parent-style-name="Default" style:data-style-name="N36">
      <style:table-cell-properties style:vertical-align="automatic"/>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style:vertical-align="automatic" fo:wrap-option="wrap"/>
    </style:style>
    <style:style style:name="ce13" style:family="table-cell" style:parent-style-name="Default" style:data-style-name="N37"/>
    <style:style style:name="ce14" style:family="table-cell" style:parent-style-name="Default" style:data-style-name="N36"/>
    <style:style style:name="ce15" style:family="table-cell" style:parent-style-name="Default" style:data-style-name="N38"/>
    <style:style style:name="ce16" style:family="table-cell" style:parent-style-name="Default" style:data-style-name="N36">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4.69194444444445cm"/>
    </style:style>
    <style:style style:name="co5" style:family="table-column">
      <style:table-column-properties fo:break-before="auto" style:column-width="6.52638888888889cm"/>
    </style:style>
    <style:style style:name="co6"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89.5pt" style:use-optimal-row-height="false" fo:break-before="auto"/>
    </style:style>
    <style:style style:name="ro11" style:family="table-row">
      <style:table-row-properties style:row-height="67pt" style:use-optimal-row-height="false" fo:break-before="auto"/>
    </style:style>
    <style:style style:name="ro12" style:family="table-row">
      <style:table-row-properties style:row-height="80pt" style:use-optimal-row-height="false" fo:break-before="auto"/>
    </style:style>
    <style:style style:name="ro13" style:family="table-row">
      <style:table-row-properties style:row-height="90.5pt" style:use-optimal-row-height="false" fo:break-before="auto"/>
    </style:style>
    <style:style style:name="ro14" style:family="table-row">
      <style:table-row-properties style:row-height="116pt" style:use-optimal-row-height="false" fo:break-before="auto"/>
    </style:style>
    <style:style style:name="ro15"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1019" table:default-cell-style-name="ce1"/>
        <table:table-column table:style-name="co6"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date" office:date-value="2022-09-30T00:00:00"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6">
            <text:p>Start drafting CVs</text:p>
          </table:table-cell>
          <table:table-cell office:value-type="string" table:style-name="ce7">
            <text:p>07/07</text:p>
          </table:table-cell>
          <table:table-cell office:value-type="time" office:time-value="PT1H30M0S" table:style-name="ce8">
            <text:p>01:30:00</text:p>
          </table:table-cell>
          <table:table-cell office:value-type="string" table:style-name="ce9">
            <text:p><text:a xlink:href="https://imgur.com/a/1QSYfvk">Shortlist</text:a></text:p>
          </table:table-cell>
          <table:table-cell table:number-columns-repeated="16378"/>
        </table:table-row>
        <table:table-row table:style-name="ro3">
          <table:table-cell office:value-type="date" office:date-value="2022-10-06T00:00:00" table:style-name="ce10">
            <text:p>06/10/22</text:p>
          </table:table-cell>
          <table:table-cell office:value-type="string" table:style-name="ce11">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2">
            <text:p>Draft out the EOI documents for the meeting on 12/10/22. Each team member to list out their applicable skills for each projec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2">
            <text:p>We attended the team workshop, and learnt better teamwork and communication skills.</text:p>
          </table:table-cell>
          <table:table-cell table:style-name="ce1"/>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2">
            <text:p>We reassigned the EOIs to subteams and are to be done in the week. Each subteam will assign a team member to write up a certain part of the EOI, such as analysis or motivation.</text:p>
          </table:table-cell>
          <table:table-cell office:value-type="string" table:style-name="ce12">
            <text:p>Draft the EOI documents for this week, preferably by thursday</text:p>
          </table:table-cell>
          <table:table-cell office:value-type="string" table:style-name="ce7">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2">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7">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2">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2">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2">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2">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2">
            <text:p>We created some general user stories with a trello board, more of the form of epics/themes to be split up later. We also created personal trello boards for IBM skills.</text:p>
          </table:table-cell>
          <table:table-cell office:value-type="string" table:style-name="ce12">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style-name="ro10">
          <table:table-cell office:value-type="date" office:date-value="2022-11-01T00:00:00" table:style-name="ce18">
            <text:p>01/11/2022</text:p>
          </table:table-cell>
          <table:table-cell office:value-type="string" table:style-name="ce12">
            <text:p>We created the story maps for each of our three themes. These story maps split up our initial large user stories (themes) into epics and their user stories that can be done in a 2 week sprint.</text:p>
          </table:table-cell>
          <table:table-cell office:value-type="string" table:style-name="ce12">
            <text:p>Finish the "Manage tags" Story Map</text:p>
          </table:table-cell>
          <table:table-cell office:value-type="string" table:style-name="ce17">
            <text:p>04/07, Oliver, Alex, Aidan missing. Aidan stated he wouldn't make it.</text:p>
          </table:table-cell>
          <table:table-cell office:value-type="time" office:time-value="PT1H45M0S" table:style-name="ce13">
            <text:p>01:45:00</text:p>
          </table:table-cell>
          <table:table-cell table:number-columns-repeated="16379" table:style-name="ce1"/>
        </table:table-row>
        <table:table-row table:style-name="ro11">
          <table:table-cell office:value-type="date" office:date-value="2022-11-02T00:00:00" table:style-name="ce18">
            <text:p>02/11/2022</text:p>
          </table:table-cell>
          <table:table-cell office:value-type="string" table:style-name="ce12">
            <text:p>We had a meeting with our industry sponsor to clear some confusion on project requirements. We discussed using IBM services, and found some differences in our interpretation.</text:p>
          </table:table-cell>
          <table:table-cell office:value-type="string" table:style-name="ce12">
            <text:p>Edit Story maps, and create a MoSCoW analysis list.</text:p>
          </table:table-cell>
          <table:table-cell office:value-type="string" table:style-name="ce7">
            <text:p>07/07</text:p>
          </table:table-cell>
          <table:table-cell office:value-type="time" office:time-value="PT0H30M0S" table:style-name="ce13">
            <text:p>00:30:00</text:p>
          </table:table-cell>
          <table:table-cell table:number-columns-repeated="16379" table:style-name="ce1"/>
        </table:table-row>
        <table:table-row table:style-name="ro7">
          <table:table-cell office:value-type="date" office:date-value="2022-11-09T00:00:00" table:style-name="ce18">
            <text:p>09/11/2022</text:p>
          </table:table-cell>
          <table:table-cell office:value-type="string" table:style-name="ce12">
            <text:p>This meeting had the primary goal of assigning sub teams and beginning a sprint. We also discussed how to approach the interim report, and that everyone was clear on our user stories and the general plan. We decided to do a half-sprint to set-up the basic website, database, and research/design an AR solution.<text:s/></text:p>
          </table:table-cell>
          <table:table-cell office:value-type="string" table:style-name="ce12">
            <text:p>Finish Trello user story assignments, and add research/findings/testing to Interim Draft in git.</text:p>
          </table:table-cell>
          <table:table-cell office:value-type="string" table:style-name="ce7">
            <text:p>07/07</text:p>
          </table:table-cell>
          <table:table-cell office:value-type="time" office:time-value="PT1H0M0S" table:style-name="ce13">
            <text:p>01:00:00</text:p>
          </table:table-cell>
          <table:table-cell table:number-columns-repeated="16379" table:style-name="ce1"/>
        </table:table-row>
        <table:table-row table:style-name="ro9">
          <table:table-cell office:value-type="date" office:date-value="2022-11-17T00:00:00" table:style-name="ce18">
            <text:p>17/11/2022</text:p>
          </table:table-cell>
          <table:table-cell office:value-type="string" table:style-name="ce12">
            <text:p>This was the retrospective of Sprint 1. We went over what everyone achieved, and edited out user-story composition to better outline what we know now. Through this, we assigned the next user stories to do to each sub-team and made sure everyone knew what to do.</text:p>
          </table:table-cell>
          <table:table-cell office:value-type="string" table:style-name="ce12">
            <text:p>Finish Sprint 2.</text:p>
          </table:table-cell>
          <table:table-cell office:value-type="string" table:style-name="ce7">
            <text:p>07/07</text:p>
          </table:table-cell>
          <table:table-cell office:value-type="time" office:time-value="PT0H45M0S" table:style-name="ce13">
            <text:p>00:45:00</text:p>
          </table:table-cell>
          <table:table-cell table:number-columns-repeated="16379" table:style-name="ce1"/>
        </table:table-row>
        <table:table-row table:style-name="ro12">
          <table:table-cell office:value-type="date" office:date-value="2022-11-18T00:00:00" table:style-name="ce18">
            <text:p>18/11/2022</text:p>
          </table:table-cell>
          <table:table-cell office:value-type="string" table:style-name="ce12">
            <text:p>Vishal catched up with our client over what we have achieved. He was content with our progress, that being the complete formulation of user stories and what we envision the website to be.</text:p>
          </table:table-cell>
          <table:table-cell table:style-name="ce1"/>
          <table:table-cell office:value-type="string" table:style-name="ce7">
            <text:p>01/01</text:p>
          </table:table-cell>
          <table:table-cell office:value-type="time" office:time-value="PT0H15M0S" table:style-name="ce13">
            <text:p>00:15:00</text:p>
          </table:table-cell>
          <table:table-cell table:number-columns-repeated="16379" table:style-name="ce1"/>
        </table:table-row>
        <table:table-row table:style-name="ro13">
          <table:table-cell office:value-type="date" office:date-value="2022-11-30T00:00:00" table:style-name="ce18">
            <text:p>30/11/2022</text:p>
          </table:table-cell>
          <table:table-cell office:value-type="string" table:style-name="ce12">
            <text:p>This was the retrospective of Sprint 2. We went over the issues we had on this sprint, the main issue being the Server hosting issue due to lacking permissions. We then assigned the Interim report in pieces to everyone, and reassigned the incomplete user stories for a 1 week + 2 day sprint.</text:p>
          </table:table-cell>
          <table:table-cell office:value-type="string" table:style-name="ce12">
            <text:p>Finish Sprint 3.</text:p>
          </table:table-cell>
          <table:table-cell office:value-type="string" table:style-name="ce17">
            <text:p>04/07, Oliver, Alex missing. Vishal stated he wouldn't make it.</text:p>
          </table:table-cell>
          <table:table-cell office:value-type="time" office:time-value="PT0H30M0S" table:style-name="ce13">
            <text:p>00:30:00</text:p>
          </table:table-cell>
          <table:table-cell table:number-columns-repeated="16379" table:style-name="ce1"/>
        </table:table-row>
        <table:table-row table:style-name="ro14">
          <table:table-cell office:value-type="date" office:date-value="2022-12-11T00:00:00" table:style-name="ce18">
            <text:p>11/12/2022</text:p>
          </table:table-cell>
          <table:table-cell office:value-type="string" table:style-name="ce12">
            <text:p>This was a retrospective of Sprint 3. Moreso, it reiterated the point to get the interim report done, and to make sure everyone knows what they were assigned.</text:p>
          </table:table-cell>
          <table:table-cell office:value-type="string" table:style-name="ce12">
            <text:p>Finish Interim Report</text:p>
          </table:table-cell>
          <table:table-cell office:value-type="string" table:style-name="ce17">
            <text:p>06/07, Vishal missing.</text:p>
          </table:table-cell>
          <table:table-cell office:value-type="time" office:time-value="PT0H40M0S" table:style-name="ce13">
            <text:p>00:40:00</text:p>
          </table:table-cell>
          <table:table-cell table:number-columns-repeated="16379" table:style-name="ce1"/>
        </table:table-row>
        <table:table-row table:number-rows-repeated="1048560" table:style-name="ro15">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style="long"/>
      <number:text>/</number:text>
      <number:month number:style="long"/>
      <number:text>/</number:text>
      <number:year/>
    </number:date-style>
    <number:time-style style:name="N37">
      <number:hours number:style="long"/>
      <number:text>:</number:text>
      <number:minutes number:style="long"/>
      <number:text>:</number:text>
      <number:seconds number:style="long"/>
    </number:tim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2-15T10:25:27Z</dc:date>
    <meta:editing-cycles>3</meta:editing-cycles>
    <meta:editing-duration>PT21062S</meta:editing-duration>
    <meta:user-defined meta:name="AppVersion">16.0300</meta:user-defined>
  </office:meta>
</office:document-meta>
</file>